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Forças (Strengths)</text:span></text:p>
      <text:p text:style-name="P1"><text:span text:style-name="T1">Personalização de rotinas capilares com base em objetivos do usuário (crescimento, hidratação, controle de frizz, etc.).</text:span></text:p>
      <text:p text:style-name="P1"><text:span text:style-name="T1"/></text:p>
      <text:p text:style-name="P1"><text:span text:style-name="T1">Notificações e lembretes inteligentes para ajudar os usuários a manterem suas rotinas de cuidados.</text:span></text:p>
      <text:p text:style-name="P1"><text:span text:style-name="T1"/></text:p>
      <text:p text:style-name="P1"><text:span text:style-name="T1">Foco educacional, com conteúdo prático e informativo que incentiva o aprendizado contínuo.</text:span></text:p>
      <text:p text:style-name="P1"><text:span text:style-name="T1"/></text:p>
      <text:p text:style-name="P1"><text:span text:style-name="T1">Análises visuais de progresso, incluindo gráficos comparativos e timelines.</text:span></text:p>
      <text:p text:style-name="P1"><text:span text:style-name="T1"/></text:p>
      <text:p text:style-name="P1"><text:span text:style-name="T1">Diagnóstico capilar via IA, com recomendações de produtos personalizadas.</text:span></text:p>
      <text:p text:style-name="P1"><text:span text:style-name="T1"/></text:p>
      <text:p text:style-name="P1"><text:span text:style-name="T1">Design moderno e intuitivo, focado na experiência do usuário.</text:span></text:p>
      <text:p text:style-name="P1"><text:span text:style-name="T1"/></text:p>
      <text:p text:style-name="P1"><text:span text:style-name="T1">Integração com dispositivos wearable (smartwatch) para lembretes e monitoramento de hábitos de saúde relacionados.</text:span></text:p>
      <text:p text:style-name="P1"><text:span text:style-name="T1"/></text:p>
      <text:p text:style-name="P1"><text:span text:style-name="T1">Gamificação do progresso, com conquistas, níveis e incentivos visuais.</text:span></text:p>
      <text:p text:style-name="P1"><text:span text:style-name="T1"/></text:p>
      <text:p text:style-name="P1"><text:span text:style-name="T1">Modo offline parcial, para visualização de rotinas e conteúdos já baixados.</text:span></text:p>
      <text:p text:style-name="P1"><text:span text:style-name="T1"/></text:p>
      <text:p text:style-name="P1"><text:span text:style-name="T1">Fraquezas (Weaknesses)</text:span></text:p>
      <text:p text:style-name="P1"><text:span text:style-name="T1">Necessidade de base de dados robusta e constantemente atualizada para eficácia.</text:span></text:p>
      <text:p text:style-name="P1"><text:span text:style-name="T1"/></text:p>
      <text:p text:style-name="P1"><text:span text:style-name="T1">Pode parecer supérfluo para usuários com rotina já consolidada.</text:span></text:p>
      <text:p text:style-name="P1"><text:span text:style-name="T1"/></text:p>
      <text:p text:style-name="P1"><text:span text:style-name="T1">Exige conexão estável à internet para maior parte das funcionalidades.</text:span></text:p>
      <text:p text:style-name="P1"><text:span text:style-name="T1"/></text:p>
      <text:p text:style-name="P1"><text:span text:style-name="T1">Curva de aprendizado elevada para usuários iniciantes.</text:span></text:p>
      <text:p text:style-name="P1"><text:span text:style-name="T1"/></text:p>
      <text:p text:style-name="P1"><text:span text:style-name="T1">Dificuldade de adaptação para pessoas sem cabelo ou com necessidades específicas muito raras.</text:span></text:p>
      <text:p text:style-name="P1"><text:span text:style-name="T1"/></text:p>
      <text:p text:style-name="P1"><text:span text:style-name="T1">Consumo considerável de bateria e dados devido à IA e imagens.</text:span></text:p>
      <text:p text:style-name="P1"><text:span text:style-name="T1"/></text:p>
      <text:p text:style-name="P1"><text:span text:style-name="T1">Dependência de tecnologias de terceiros (ex: câmeras, bibliotecas de IA) que podem apresentar instabilidades.</text:span></text:p>
      <text:p text:style-name="P1"><text:span text:style-name="T1"/></text:p>
      <text:p text:style-name="P1"><text:span text:style-name="T1">Alto custo de manutenção e atualizações frequentes, principalmente em relação ao banco de dados e novas tendências.</text:span></text:p>
      <text:p text:style-name="P1"><text:span text:style-name="T1"/></text:p>
      <text:p text:style-name="P1"><text:span text:style-name="T1">Desafios em adaptar recomendações a tipos de cabelo extremamente diversos e mistos.</text:span></text:p>
      <text:p text:style-name="P1"><text:span text:style-name="T1"/></text:p>
      <text:p text:style-name="P1"><text:span text:style-name="T1">Oportunidades (Opportunities)</text:span></text:p>
      <text:p text:style-name="P1"><text:span text:style-name="T1">Crescimento da demanda por produtos veganos, cruelty-free e naturais.</text:span></text:p>
      <text:p text:style-name="P1"><text:span text:style-name="T1"/></text:p>
      <text:p text:style-name="P1"><text:span text:style-name="T1">Sistema de recompensas por metas e engajamento contínuo.</text:span></text:p>
      <text:p text:style-name="P1"><text:span text:style-name="T1"/></text:p>
      <text:p text:style-name="P1"><text:span text:style-name="T1">Baixo nível de conhecimento técnico capilar entre o público em geral, abrindo espaço para educação guiada.</text:span></text:p>
      <text:p text:style-name="P1"><text:span text:style-name="T1"/></text:p>
      <text:p text:style-name="P1"><text:span text:style-name="T1">Expansão para mercados internacionais, com localizações específicas para tipos de cabelo predominantes em cada região.</text:span></text:p>
      <text:p text:style-name="P1"><text:span text:style-name="T1"/></text:p>
      <text:p text:style-name="P1"><text:span text:style-name="T1">Substituição parcial de visitas frequentes ao cabeleireiro, com orientações baseadas em dados reais do usuário.</text:span></text:p>
      <text:p text:style-name="P1"><text:span text:style-name="T1"/></text:p>
      <text:p text:style-name="P1"><text:span text:style-name="T1">Parcerias com marcas e salões para venda direta e cupons exclusivos.</text:span></text:p>
      <text:p text:style-name="P1"><text:span text:style-name="T1"/></text:p>
      <text:p text:style-name="P1"><text:span text:style-name="T1">Expansão para cuidados complementares (pele, barba, etc.), integrando uma plataforma de autocuidado.</text:span></text:p>
      <text:p text:style-name="P1"><text:span text:style-name="T1"/></text:p>
      <text:p text:style-name="P1"><text:span text:style-name="T1">Funcionalidade de “consultoria virtual” com especialistas para tirar dúvidas específicas.</text:span></text:p>
      <text:p text:style-name="P1"><text:span text:style-name="T1"/></text:p>
      <text:p text:style-name="P1"><text:span text:style-name="T1">Integração com e-commerce, permitindo compra direta dos produtos recomendados.</text:span></text:p>
      <text:p text:style-name="P1"><text:span text:style-name="T1"/></text:p>
      <text:p text:style-name="P1"><text:span text:style-name="T1">Criação de filtros de realidade aumentada para mostrar possíveis resultados de uso de produtos.</text:span></text:p>
      <text:p text:style-name="P1"><text:span text:style-name="T1"/></text:p>
      <text:p text:style-name="P1"><text:span text:style-name="T1">Ameaças (Threats)</text:span></text:p>
      <text:p text:style-name="P1"><text:span text:style-name="T1">Concorrência com apps de beleza mais amplos ou já consolidados.</text:span></text:p>
      <text:p text:style-name="P1"><text:span text:style-name="T1"/></text:p>
      <text:p text:style-name="P1"><text:span text:style-name="T1">Mudanças rápidas nas tendências e produtos capilares, exigindo constante atualização.</text:span></text:p>
      <text:p text:style-name="P1"><text:span text:style-name="T1"/></text:p>
      <text:p text:style-name="P1"><text:span text:style-name="T1">Problemas legais com recomendações mal interpretadas ou mal aplicadas.</text:span></text:p>
      <text:p text:style-name="P1"><text:span text:style-name="T1"/></text:p>
      <text:p text:style-name="P1"><text:span text:style-name="T1">Desafios de compatibilidade entre plataformas e dispositivos variados.</text:span></text:p>
      <text:p text:style-name="P1"><text:span text:style-name="T1"/></text:p>
      <text:p text:style-name="P1"><text:span text:style-name="T1">Riscos de segurança e privacidade de dados pessoais e biométricos (ex: fotos).</text:span></text:p>
      <text:p text:style-name="P1"><text:span text:style-name="T1"/></text:p>
      <text:p text:style-name="P1"><text:span text:style-name="T1">Mercado saturado de apps similares, dificultando o destaque sem forte marketing.</text:span></text:p>
      <text:p text:style-name="P1"><text:span text:style-name="T1"/></text:p>
      <text:p text:style-name="P1"><text:span text:style-name="T1">Mudanças nas políticas de plataformas (App Store, Play Store) podem afetar distribuição.</text:span></text:p>
      <text:p text:style-name="P1"><text:span text:style-name="T1"/></text:p>
      <text:p text:style-name="P1"><text:span text:style-name="T1">Desconfiança em relação a parcerias com influenciadores, especialmente se parecerem forçadas.</text:span></text:p>
      <text:p text:style-name="P1"><text:span text:style-name="T1"/></text:p>
      <text:p text:style-name="P1"><text:span text:style-name="T1">Restrições regulatórias em determinados países sobre uso de IA e dados biométricos.</text:span></text:p>
      <text:p text:style-name="P1"><text:span text:style-name="T1"/></text:p>
      <text:p text:style-name="P1"><text:span text:style-name="T1">Avaliações negativas em massa podem prejudicar a imagem rapidamente se não houver bom suporte.<text:line-break/><text:line-break/><text:line-break/><text:line-break/>Nome: AresHair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